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vo" svg:font-family="Arvo, Times, 'Times New Roman', serif"/>
    <style:font-face style:name="Mangal1" svg:font-family="Mangal"/>
    <style:font-face style:name="OpenSymbol" svg:font-family="OpenSymbol"/>
    <style:font-face style:name="Times New Roman1" svg:font-family="'Times New Roman'"/>
    <style:font-face style:name="inherit" svg:font-family="inherit"/>
    <style:font-face style:name="Book antiqua" svg:font-family="'Book antiqua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Book antiqua"/>
    </style:style>
    <style:style style:name="P3" style:family="paragraph" style:parent-style-name="Standard">
      <style:paragraph-properties fo:text-align="center" style:justify-single-word="false"/>
      <style:text-properties style:font-name="Book antiqua"/>
    </style:style>
    <style:style style:name="P4" style:family="paragraph" style:parent-style-name="Standard">
      <style:paragraph-properties fo:text-align="start" style:justify-single-word="false"/>
      <style:text-properties style:font-name="Book antiqua"/>
    </style:style>
    <style:style style:name="P5" style:family="paragraph" style:parent-style-name="Standard">
      <style:text-properties fo:color="#000000" style:font-name="Book antiqua"/>
    </style:style>
    <style:style style:name="P6" style:family="paragraph" style:parent-style-name="Text_20_body">
      <style:text-properties fo:font-variant="normal" fo:text-transform="none" fo:color="#ffffff" style:font-name="inherit" fo:font-size="18pt" fo:letter-spacing="normal" fo:font-style="normal" fo:font-weight="bold"/>
    </style:style>
    <style:style style:name="P7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letter-spacing="normal"/>
    </style:style>
    <style:style style:name="P8" style:family="paragraph" style:parent-style-name="Text_20_body">
      <style:paragraph-properties fo:margin-left="0.794cm" fo:margin-right="0.794cm" fo:margin-top="0cm" fo:margin-bottom="0.265cm" style:line-height-at-least="1.058cm" fo:text-align="center" style:justify-single-word="false" fo:orphans="2" fo:widows="2" fo:text-indent="0cm" style:auto-text-indent="false" fo:background-color="#4891e6" fo:padding="0cm" fo:border="none">
        <style:background-image/>
      </style:paragraph-properties>
      <style:text-properties fo:font-variant="normal" fo:text-transform="none" fo:color="#ffffff" style:font-name="inherit" fo:font-size="18pt" fo:letter-spacing="normal" fo:font-style="normal" fo:font-weight="bold"/>
    </style:style>
    <style:style style:name="P9" style:family="paragraph" style:parent-style-name="Text_20_body">
      <style:paragraph-properties fo:margin-left="0.794cm" fo:margin-right="0.794cm" fo:margin-top="0cm" fo:margin-bottom="0.265cm" fo:text-align="center" style:justify-single-word="false" fo:orphans="2" fo:widows="2" fo:text-indent="0cm" style:auto-text-indent="false" fo:padding="0cm" fo:border="none"/>
      <style:text-properties fo:font-variant="normal" fo:text-transform="none" style:font-name="inherit" fo:font-size="12pt" fo:letter-spacing="normal" fo:font-style="normal" fo:font-weight="normal"/>
    </style:style>
    <style:style style:name="P10" style:family="paragraph" style:parent-style-name="Text_20_body">
      <style:paragraph-properties fo:margin-left="0.794cm" fo:margin-right="0.794cm" fo:margin-top="0cm" fo:margin-bottom="0cm" style:line-height-at-least="0.556cm" fo:text-align="center" style:justify-single-word="false" fo:orphans="2" fo:widows="2" fo:text-indent="0cm" style:auto-text-indent="false" fo:padding="0cm" fo:border="none"/>
      <style:text-properties fo:font-variant="normal" fo:text-transform="none" style:font-name="inherit" fo:font-size="12pt" fo:letter-spacing="normal" fo:font-style="normal" fo:font-weight="normal"/>
    </style:style>
    <style:style style:name="P11" style:family="paragraph" style:parent-style-name="Heading_20_3">
      <style:paragraph-properties fo:margin-left="0.794cm" fo:margin-right="0.794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font-name="Arvo" fo:font-size="12pt" fo:letter-spacing="normal" fo:font-style="normal" fo:font-weight="normal"/>
    </style:style>
    <style:style style:name="P12" style:family="paragraph" style:parent-style-name="Standard">
      <style:paragraph-properties fo:text-align="center" style:justify-single-word="false"/>
      <style:text-properties style:font-name="Book antiqua"/>
    </style:style>
    <style:style style:name="P13" style:family="paragraph" style:parent-style-name="Standard" style:list-style-name="L1">
      <style:paragraph-properties fo:text-align="center" style:justify-single-word="false"/>
      <style:text-properties style:font-name="Book antiqua"/>
    </style:style>
    <style:style style:name="P14" style:family="paragraph" style:parent-style-name="Standard">
      <style:text-properties style:font-name="Book antiqua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variant="normal" fo:text-transform="none" fo:color="#808080" style:font-name="Times New Roman1" fo:font-size="14pt" fo:letter-spacing="normal" fo:font-style="normal" fo:font-weight="bold"/>
    </style:style>
    <style:style style:name="P16" style:family="paragraph" style:parent-style-name="Text_20_body">
      <style:paragraph-properties fo:margin-left="0.794cm" fo:margin-right="0.794cm" fo:margin-top="0cm" fo:margin-bottom="0.265cm" fo:text-align="center" style:justify-single-word="false" fo:orphans="2" fo:widows="2" fo:text-indent="0cm" style:auto-text-indent="false" fo:padding="0cm" fo:border="none"/>
      <style:text-properties fo:font-variant="normal" fo:text-transform="none" style:font-name="inherit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Book antiqua" fo:font-size="10.5pt" fo:letter-spacing="normal" fo:font-style="normal" fo:font-weight="normal"/>
    </style:style>
    <style:style style:name="T2" style:family="text">
      <style:text-properties fo:font-variant="normal" fo:text-transform="none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font-size="12pt" fo:letter-spacing="normal" fo:font-weight="normal" style:font-size-asian="12pt" style:font-weight-asian="normal" style:font-size-complex="1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Book antiqua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r tutor</text:p>
      <text:p text:style-name="P2"/>
      <text:p text:style-name="P3"/>
      <text:p text:style-name="P3"/>
      <text:p text:style-name="P3">All you need to teach anytime, anywhere</text:p>
      <text:p text:style-name="P3"><text:s/>E-Leaning Platform – Learning Management System</text:p>
      <text:list xml:id="list1439709312954756840" text:style-name="L1">
        <text:list-item>
          <text:p text:style-name="P13">Virtual live class with interactive whiteboard</text:p>
          <text:p text:style-name="P13">All-in-one place</text:p>
        </text:list-item>
      </text:list>
      <text:p text:style-name="P3"/>
      <text:p text:style-name="P3"><text:s text:c="13"/>No subscription fees</text:p>
      <text:p text:style-name="P3"/>
      <text:p text:style-name="P3"/>
      <text:p text:style-name="P3">The first international Online Muslim tutoring platform</text:p>
      <text:p text:style-name="P3">Our platform is no-gender mix</text:p>
      <text:p text:style-name="P3">The best way to enjoy teaching is to</text:p>
      <text:p text:style-name="P3">teach in harmony with Islam</text:p>
      <text:p text:style-name="P3"/>
      <text:p text:style-name="P3"/>
      <text:p text:style-name="P3">Access and manage your own private site</text:p>
      <text:p text:style-name="P3">Create and sell your own courses and live classes</text:p>
      <text:p text:style-name="P3">Manage your students</text:p>
      <text:p text:style-name="P3">We take care of the rest !</text:p>
      <text:p text:style-name="P3"/>
      <text:p text:style-name="P3">Become a tuto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LIDESHOW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We provide the 3 main cores for a successful online tutoring</text:p>
      <text:p text:style-name="P3">Nowhere else should you find them with no subscription fees</text:p>
      <text:p text:style-name="P4"/>
      <text:p text:style-name="P3"><text:span text:style-name="T4">E-Learning platform</text:span> <text:s text:c="4"/>Create your own cloud-based private website filled with dynamic courses. You are offered with no subscription fees all the tools you need to create interactive courses online</text:p>
      <text:p text:style-name="P4"/>
      <text:p text:style-name="P4"/>
      <text:p text:style-name="P1"><text:span text:style-name="T4"><text:s/>Learning <text:s/>Management System <text:s/></text:span><text:s text:c="21"/><text:span text:style-name="T5"><text:s text:c="2"/></text:span><text:span text:style-name="T1">Course Builders, Self-Paced Courses, </text:span><text:span text:style-name="T5"><text:line-break/><text:tab/><text:tab/><text:tab/><text:tab/><text:tab/><text:tab/><text:tab/></text:span><text:span text:style-name="T1">Assignments, Homework, test, quizzes</text:span><text:span text:style-name="T5"><text:line-break/><text:tab/><text:tab/><text:tab/><text:tab/><text:tab/><text:tab/><text:tab/><text:tab/></text:span><text:span text:style-name="T1">Resource Libraries, notifications. </text:span></text:p>
      <text:p text:style-name="P4"/>
      <text:p text:style-name="P4"><text:s text:c="2"/></text:p>
      <text:p text:style-name="P4"><text:span text:style-name="T4"><text:s/>Virtual live class</text:span> <text:s text:c="10"/>Virtual live class with real time collaboration and integrated whiteboards to share live audios, chat, slides, desktop and more</text:p>
      <text:p text:style-name="P4"/>
      <text:p text:style-name="P4"><text:s/></text:p>
      <text:p text:style-name="P2"/>
      <text:p text:style-name="P3">You charge your own price in which Sahih Classrooms takes a percentage</text:p>
      <text:p text:style-name="P3">No hidden fees : No course = No cost</text:p>
      <text:p text:style-name="P2"><text:tab/><text:tab/><text:tab/><text:tab/><text:tab/><text:tab/>Our services</text:p>
      <text:p text:style-name="P2"/>
      <text:p text:style-name="P2"><text:s/>Our software including E-Learning Platform, Learning Management System and virtual Live class has been thougt and built by our engineering team to provide your a full all-in-one environment. Sahih Classrooms with its integrated sofware helps you excel as a tutor.</text:p>
      <text:p text:style-name="P2"/>
      <text:p text:style-name="P2"/>
      <text:p text:style-name="P3">Included in our services</text:p>
      <text:p text:style-name="P2"/>
      <text:p text:style-name="P2">Personalised dashboard <text:s text:c="6"/>Files management <text:s text:c="6"/>Students managements <text:s text:c="6"/></text:p>
      <text:p text:style-name="P2"/>
      <text:p text:style-name="P2">Media built support <text:s text:c="5"/>Cloud-Based storage <text:s text:c="4"/>Payment warranty <text:s text:c="6"/>Own schedule <text:s text:c="7"/></text:p>
      <text:p text:style-name="P2"/>
      <text:p text:style-name="P2">Administration support <text:s text:c="2"/>Technical support <text:s text:c="4"/>Marketplace <text:s text:c="5"/>Site management <text:s text:c="3"/></text:p>
      <text:p text:style-name="P2"/>
      <text:p text:style-name="P2">Software <text:s text:c="7"/>Payments Management <text:s text:c="4"/>Multilingual software <text:s text:c="3"/>Students dashboard </text:p>
      <text:p text:style-name="P2"/>
      <text:p text:style-name="P2"><text:s/>Tutor tools controls <text:s text:c="12"/>Group management <text:s text:c="14"/>Recordings and play-back <text:s text:c="3"/></text:p>
      <text:p text:style-name="P2"/>
      <text:p text:style-name="P2">Media and files sharing <text:s text:c="7"/>Administer quizzes/Assisgnements <text:s text:c="2"/>Course entrance test <text:s text:c="3"/></text:p>
      <text:p text:style-name="P2"/>
      <text:p text:style-name="P2"/>
      <text:p text:style-name="P2">If you are an organization or institution, you can manage your own tutors through our platform. Offer branding services with <text:s/>your own logo, theme. Colors and admin control <text:soft-page-break/>to manage your own institution.</text:p>
      <text:p text:style-name="P2"/>
      <text:p text:style-name="P2"/>
      <text:p text:style-name="P3">What you can offer?</text:p>
      <text:p text:style-name="P2"/>
      <text:p text:style-name="P2"/>
      <text:p text:style-name="P2">One-to-one <text:s/>Tutorial <text:s/>: <text:s text:c="2"/>interaction between a tutor and only one student <text:tab/><text:tab/></text:p>
      <text:p text:style-name="P2"/>
      <text:p text:style-name="P2">Group tutorial : Interaction between a tutor and more than one student. <text:tab/><text:tab/></text:p>
      <text:p text:style-name="P2"/>
      <text:p text:style-name="Standard">Sessions Tutorial : Interaction between a tutor and the small group of students. The sessions focuses on a specific goal and knowledge to acquire at the ends. The purpose and time to the session should be clearly introduces before students enroll</text:p>
      <text:p text:style-name="P14"/>
      <text:p text:style-name="P5"><text:span text:style-name="T6">C</text:span><text:span text:style-name="T2">onsists of small group students with same level learning at the same time in an online classroom setting with a teacher guiding the learning.</text:span><text:span text:style-name="T3">  </text:span><text:span text:style-name="T2">These sessions focus on a specific same goal for all the students. Each student will have the support to acquire the skills targeted at the end of the session</text:span></text:p>
      <text:p text:style-name="P3"><text:tab/><text:tab/><text:tab/><text:tab/><text:tab/><text:tab/><text:tab/></text:p>
      <text:p text:style-name="P2">How to become a tutor</text:p>
      <text:p text:style-name="P2">We carefully select our tutors to ensure that the main goal of our platform is understood and accepted. Our deepest concern in to teach in harmony with Islam. To become a tutor</text:p>
      <text:p text:style-name="P2"/>
      <text:p text:style-name="P6">1</text:p>
      <text:h text:style-name="P11" text:outline-level="3">Apply online</text:h>
      <text:p text:style-name="P9">Create an account and submit your application. We'll get back to you within 5 working days</text:p>
      <text:p text:style-name="P7"> </text:p>
      <text:p text:style-name="P8">2</text:p>
      <text:h text:style-name="P11" text:outline-level="3">Get verified</text:h>
      <text:p text:style-name="P10">We're committed to providing high quality tuition and so like to meet every tutor in our online classroom before approving your account</text:p>
      <text:p text:style-name="P8">3</text:p>
      <text:h text:style-name="P11" text:outline-level="3">Start tutoring</text:h>
      <text:p text:style-name="P9">Complete your profile, connect with students and arrange tutorials anytime, from anywhere</text:p>
      <text:p text:style-name="Standard"/>
      <text:p text:style-name="Standard"/>
      <text:p text:style-name="Standard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vo" svg:font-family="Arvo, Times, 'Times New Roman', serif"/>
    <style:font-face style:name="Mangal1" svg:font-family="Mangal"/>
    <style:font-face style:name="OpenSymbol" svg:font-family="OpenSymbol"/>
    <style:font-face style:name="Times New Roman1" svg:font-family="'Times New Roman'"/>
    <style:font-face style:name="inherit" svg:font-family="inherit"/>
    <style:font-face style:name="Book antiqua" svg:font-family="'Book antiqua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ie-Odile Assa</meta:initial-creator>
    <meta:creation-date>2017-05-24T02:57:23.53</meta:creation-date>
    <dc:date>2017-07-28T16:45:03.78</dc:date>
    <dc:creator>Marie-Odile Assa</dc:creator>
    <meta:editing-duration>PT11H38M59S</meta:editing-duration>
    <meta:editing-cycles>81</meta:editing-cycles>
    <meta:generator>OpenOffice/4.1.0$Win32 OpenOffice.org_project/410m18$Build-9764</meta:generator>
    <meta:document-statistic meta:table-count="0" meta:image-count="0" meta:object-count="0" meta:page-count="3" meta:paragraph-count="53" meta:word-count="532" meta:character-count="3567"/>
  </office:meta>
</office:document-meta>
</file>